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StripConverter.convertToXml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tripConverter.convertToFlatFileContent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